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rme des OA hybridées sp</text:p>
          </table:table-cell>
          <table:table-cell office:value-type="string" calcext:value-type="string">
            <text:p>[IMG]273.sp.svg[/IMG]</text:p>
          </table:table-cell>
        </table:table-row>
        <table:table-row table:style-name="ro1">
          <table:table-cell office:value-type="string" calcext:value-type="string">
            <text:p>Forme des OA hybridées sp2</text:p>
          </table:table-cell>
          <table:table-cell office:value-type="string" calcext:value-type="string">
            <text:p>[IMG]273.sp2.svg[/IMG]</text:p>
          </table:table-cell>
        </table:table-row>
        <table:table-row table:style-name="ro1">
          <table:table-cell office:value-type="string" calcext:value-type="string">
            <text:p>Forme des OA hybridées sp3</text:p>
          </table:table-cell>
          <table:table-cell office:value-type="string" calcext:value-type="string">
            <text:p>[IMG]273.sp3.svg[/IMG]</text:p>
          </table:table-cell>
        </table:table-row>
        <table:table-row table:style-name="ro1">
          <table:table-cell office:value-type="string" calcext:value-type="string">
            <text:p>Liaison \(\sigma\)</text:p>
          </table:table-cell>
          <table:table-cell office:value-type="string" calcext:value-type="string">
            <text:p>Intéraction entre 2 OA avec une symétrie de révolution le long de l'axe de la liaison</text:p>
          </table:table-cell>
        </table:table-row>
        <table:table-row table:style-name="ro1">
          <table:table-cell office:value-type="string" calcext:value-type="string">
            <text:p>Liaison \(\pi\)</text:p>
          </table:table-cell>
          <table:table-cell office:value-type="string" calcext:value-type="string">
            <text:p>Intéraction entre 2 OA présentant un plan d'antisymétrie contenant l'axe de la liaison. Elles sont d'une énergie plus faible que les liaisons $\sigma$ mais peuvent se délocaliser.</text:p>
          </table:table-cell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\(100\times \frac{\mu_{exp}}{\mu_{TC}}\)</text:p>
          </table:table-cell>
        </table:table-row>
        <table:table-row table:style-name="ro1">
          <table:table-cell office:value-type="string" calcext:value-type="string">
            <text:p>Moment dipolaire théorique</text:p>
          </table:table-cell>
          <table:table-cell office:value-type="string" calcext:value-type="string">
            <text:p>\(\mu_{TC} = \frac{1.6\times 10^{-19} \times R}{3.336\cdot 10^{-30}}\) avec \(1.6\times 10^{-19}\) 1 eV et \(3.336\cdot 10^{-30}\) pour obtenir le résultat en Debye.</text:p>
          </table:table-cell>
        </table:table-row>
        <table:table-row table:style-name="ro1">
          <table:table-cell office:value-type="string" calcext:value-type="string">
            <text:p>Hybride de résonnance</text:p>
          </table:table-cell>
          <table:table-cell office:value-type="string" calcext:value-type="string">
            <text:p>L'hybride de résonnance d'une molécule est le mélange entre les formes mésomères où toutes les doubles liaisons possibles des 2 formes sont représentées avec des pointillé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1:36:38.801017308</meta:creation-date>
    <dc:date>2024-11-22T16:52:01.908552006</dc:date>
    <meta:editing-duration>PT12H12M42S</meta:editing-duration>
    <meta:editing-cycles>12</meta:editing-cycles>
    <meta:generator>LibreOffice/7.3.7.2$Linux_X86_64 LibreOffice_project/30$Build-2</meta:generator>
    <meta:document-statistic meta:table-count="1" meta:cell-count="16" meta:object-count="0"/>
  </office:meta>
</office:document-meta>
</file>